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DownloadOptions.isFo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ownloadOptions.setListener( Download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DownloadOptions.get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ownloadOptions.setForce( boolean fo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